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259" officeooo:paragraph-rsid="000e20db"/>
    </style:style>
    <style:style style:name="P2" style:family="paragraph" style:parent-style-name="Standard">
      <style:text-properties officeooo:rsid="0003a04c" officeooo:paragraph-rsid="000e20db"/>
    </style:style>
    <style:style style:name="P3" style:family="paragraph" style:parent-style-name="Title">
      <style:text-properties style:font-name="Microsoft Sans Serif" officeooo:rsid="000e8864" officeooo:paragraph-rsid="000e20db"/>
    </style:style>
    <style:style style:name="P4" style:family="paragraph" style:parent-style-name="Title">
      <style:text-properties style:font-name="Microsoft Sans Serif" officeooo:paragraph-rsid="000e20db"/>
    </style:style>
    <style:style style:name="P5" style:family="paragraph" style:parent-style-name="Foot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1: Interfaces</text:p>
      <text:p text:style-name="P4">Ejercicio 1</text:p>
      <text:p text:style-name="P2">Rubén Hita Morales</text:p>
      <text:p text:style-name="P2">14/09/2022</text:p>
      <text:p text:style-name="P2">Versión 1.0</text:p>
      <text:p text:style-name="P1">IES Francisco de Quevedo 2DAM Desarrollo de Interfa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1:57:53.555000000</meta:creation-date>
    <dc:date>2022-09-21T12:00:28.764000000</dc:date>
    <meta:editing-duration>PT3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7" meta:word-count="20" meta:character-count="123" meta:non-whitespace-character-count="110"/>
  </office:meta>
</office:document-meta>
</file>